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8.73pt" svg:height="640.97pt" svg:x="522.14pt" svg:y="0pt">
            <draw:object draw:notify-on-update-of-ranges="Sheet1.A2:Sheet1.A21 Sheet1.C1:Sheet1.C1 Sheet1.C2:Sheet1.C21 Sheet1.E1:Sheet1.E1 Sheet1.E2:Sheet1.E21 Sheet1.F1:Sheet1.F1 Sheet1.F2:Sheet1.F21 Sheet1.D1:Sheet1.D1 Sheet1.D2:Sheet1.D21 Sheet1.G1:Sheet1.G1 Sheet1.G2:Sheet1.G21 Sheet1.H1:Sheet1.H1 Sheet1.H2:Sheet1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ted </text:p>
          </table:table-cell>
          <table:table-cell office:value-type="string" calcext:value-type="string">
            <text:p>Mov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4-1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G2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-0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3:.G3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5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C4:.G4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-0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5:.G5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-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C6:.G6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C7:.G7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3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C8:.G8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9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C9:.G9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11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C10:.G10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11:.G11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3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C12:.G12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7-09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SUM([.C13:.G13]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14:.G14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-01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15:.G15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8-03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C16:.G16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8-07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7:.G17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8-0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C18:.G18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8-11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19:.G19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9-01</text:p>
          </table:table-cell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SUM([.C20:.G20]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9-03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7" calcext:value-type="float">
            <text:p>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0:04:33.29543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25:33.771345361</meta:creation-date>
    <dc:date>2019-05-31T10:05:14.842958847</dc:date>
    <meta:editing-duration>PT32M51S</meta:editing-duration>
    <meta:editing-cycles>10</meta:editing-cycles>
    <meta:generator>LibreOffice/6.1.5.2$Linux_X86_64 LibreOffice_project/10$Build-2</meta:generator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173cm" svg:height="22.613cm" xlink:href=".." xlink:type="simple" chart:class="chart:line" chart:column-mapping="0 2 3 1 4 5" chart:style-name="ch1">
        <chart:legend chart:legend-position="end" svg:x="35.376cm" svg:y="8.716cm" style:legend-expansion="high" chart:style-name="ch2"/>
        <chart:plot-area chart:style-name="ch3" table:cell-range-address="Sheet1.A2:Sheet1.A21 Sheet1.C1:Sheet1.H21" chart:data-source-has-labels="both" svg:x="0.803cm" svg:y="0.452cm" svg:width="33.77cm" svg:height="20.192cm">
          <chartooo:coordinate-region svg:x="1.61cm" svg:y="0.651cm" svg:width="32.776cm" svg:height="19.346cm"/>
          <chart:axis chart:dimension="x" chart:name="primary-x" chart:style-name="ch4" chartooo:axis-type="auto">
            <chartooo:date-scale/>
            <chart:title svg:x="15.722cm" svg:y="21.096cm" chart:style-name="ch5">
              <text:p>Commit fests</text:p>
            </chart:title>
            <chart:categories table:cell-range-address="Sheet1.A2:Sheet1.A21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2:Sheet1.C21" chart:label-cell-address="Sheet1.C1:Sheet1.C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series chart:style-name="ch9" chart:values-cell-range-address="Sheet1.F2:Sheet1.F21" chart:label-cell-address="Sheet1.F1:Sheet1.F1" chart:class="chart:line">
            <chart:data-point chart:repeated="20"/>
          </chart:series>
          <chart:series chart:style-name="ch10" chart:values-cell-range-address="Sheet1.D2:Sheet1.D21" chart:label-cell-address="Sheet1.D1:Sheet1.D1" chart:class="chart:line">
            <chart:data-point chart:repeated="20"/>
          </chart:series>
          <chart:series chart:style-name="ch11" chart:values-cell-range-address="Sheet1.G2:Sheet1.G21" chart:label-cell-address="Sheet1.G1:Sheet1.G1" chart:class="chart:line">
            <chart:data-point chart:repeated="20"/>
          </chart:series>
          <chart:series chart:style-name="ch12" chart:values-cell-range-address="Sheet1.H2:Sheet1.H21" chart:label-cell-address="Sheet1.H1:Sheet1.H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ted </text:p>
                <draw:g>
                  <svg:desc>Sheet1.C1:Sheet1.C1</svg:desc>
                </draw:g>
              </table:table-cell>
              <table:table-cell office:value-type="string">
                <text:p>Rejected</text:p>
                <draw:g>
                  <svg:desc>Sheet1.E1:Sheet1.E1</svg:desc>
                </draw:g>
              </table:table-cell>
              <table:table-cell office:value-type="string">
                <text:p>Returned</text:p>
                <draw:g>
                  <svg:desc>Sheet1.F1:Sheet1.F1</svg:desc>
                </draw:g>
              </table:table-cell>
              <table:table-cell office:value-type="string">
                <text:p>Moved</text:p>
                <draw:g>
                  <svg:desc>Sheet1.D1:Sheet1.D1</svg:desc>
                </draw:g>
              </table:table-cell>
              <table:table-cell office:value-type="string">
                <text:p>Withdrawn</text:p>
                <draw:g>
                  <svg:desc>Sheet1.G1:Sheet1.G1</svg:desc>
                </draw:g>
              </table:table-cell>
              <table:table-cell office:value-type="string">
                <text:p>Tota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21</svg:desc>
                </draw:g>
              </table:table-cell>
              <table:table-cell office:value-type="float" office:value="18">
                <text:p>18</text:p>
                <draw:g>
                  <svg:desc>Sheet1.C2:Sheet1.C21</svg:desc>
                </draw:g>
              </table:table-cell>
              <table:table-cell office:value-type="float" office:value="21">
                <text:p>21</text:p>
                <draw:g>
                  <svg:desc>Sheet1.E2:Sheet1.E21</svg:desc>
                </draw:g>
              </table:table-cell>
              <table:table-cell office:value-type="float" office:value="0">
                <text:p>0</text:p>
                <draw:g>
                  <svg:desc>Sheet1.F2:Sheet1.F21</svg:desc>
                </draw:g>
              </table:table-cell>
              <table:table-cell office:value-type="float" office:value="40">
                <text:p>40</text:p>
                <draw:g>
                  <svg:desc>Sheet1.D2:Sheet1.D21</svg:desc>
                </draw:g>
              </table:table-cell>
              <table:table-cell office:value-type="float" office:value="0">
                <text:p>0</text:p>
                <draw:g>
                  <svg:desc>Sheet1.G2:Sheet1.G21</svg:desc>
                </draw:g>
              </table:table-cell>
              <table:table-cell office:value-type="float" office:value="79">
                <text:p>79</text:p>
                <draw:g>
                  <svg:desc>Sheet1.H2:Sheet1.H2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